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B000000ECE64EA2647DF543B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Times-Bold" svg:font-family="Times-Bold"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2pt" fo:font-weight="bold" style:font-size-asian="12pt" style:font-weight-asian="bold" style:font-name-complex="Times New Roman"/>
    </style:style>
    <style:style style:name="P2" style:family="paragraph" style:parent-style-name="Standard">
      <style:paragraph-properties fo:text-align="justify" style:justify-single-word="false"/>
      <style:text-properties style:font-name="Times New Roman" fo:font-size="12pt" fo:font-weight="normal" officeooo:rsid="00150660" officeooo:paragraph-rsid="00150660" style:font-size-asian="10.5pt" style:font-weight-asian="normal" style:font-name-complex="Times New Roman"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1524bc" officeooo:paragraph-rsid="001524bc" style:font-size-asian="10.5pt" style:font-weight-asian="normal" style:font-name-complex="Times New Roman"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170b0a" officeooo:paragraph-rsid="00170b0a" style:font-size-asian="10.5pt" style:font-weight-asian="normal" style:font-name-complex="Times New Roman"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172a23" officeooo:paragraph-rsid="00172a23" style:font-size-asian="10.5pt" style:font-weight-asian="normal" style:font-name-complex="Times New Roman" style:font-size-complex="12pt" style:font-weight-complex="normal"/>
    </style:style>
    <style:style style:name="P6" style:family="paragraph" style:parent-style-name="Standard" style:list-style-name="L1">
      <style:paragraph-properties fo:text-align="justify" style:justify-single-word="false"/>
      <style:text-properties style:font-name="Times New Roman" fo:font-size="12pt" fo:font-weight="normal" officeooo:rsid="00172a23" officeooo:paragraph-rsid="00172a23" style:font-size-asian="10.5pt" style:font-weight-asian="normal" style:font-name-complex="Times New Roman" style:font-size-complex="12pt" style:font-weight-complex="normal"/>
    </style:style>
    <style:style style:name="P7" style:family="paragraph" style:parent-style-name="Standard" style:list-style-name="L2">
      <style:paragraph-properties fo:text-align="justify" style:justify-single-word="false"/>
      <style:text-properties style:font-name="Times New Roman" fo:font-size="12pt" fo:font-weight="normal" officeooo:rsid="00172a23" officeooo:paragraph-rsid="00172a23" style:font-size-asian="10.5pt" style:font-weight-asian="normal" style:font-name-complex="Times New Roman" style:font-size-complex="12pt" style:font-weight-complex="normal"/>
    </style:style>
    <style:style style:name="P8" style:family="paragraph" style:parent-style-name="Standard">
      <style:paragraph-properties fo:text-align="start" style:justify-single-word="false"/>
      <style:text-properties style:font-name="Times New Roman" fo:font-size="14pt" fo:font-weight="bold" style:font-size-asian="12.25pt" style:font-weight-asian="bold" style:font-name-complex="Times New Roman" style:font-size-complex="14pt"/>
    </style:style>
    <style:style style:name="P9" style:family="paragraph" style:parent-style-name="Standard">
      <style:paragraph-properties fo:text-align="justify" style:justify-single-word="false"/>
      <style:text-properties style:font-name="Times New Roman" fo:font-size="14pt" fo:font-weight="bold" style:font-size-asian="12.25pt" style:font-weight-asian="bold" style:font-name-complex="Times New Roman" style:font-size-complex="14pt"/>
    </style:style>
    <style:style style:name="P10" style:family="paragraph" style:parent-style-name="Standard">
      <style:text-properties fo:color="#000000" style:font-name="Times New Roman" style:font-name-complex="Times New Roman"/>
    </style:style>
    <style:style style:name="P11" style:family="paragraph" style:parent-style-name="Standard">
      <style:text-properties fo:color="#000000" style:font-name="Times New Roman" fo:font-size="12pt" style:font-size-asian="12pt" style:font-name-complex="Times New Roman" style:font-size-complex="12pt"/>
    </style:style>
    <style:style style:name="P12" style:family="paragraph" style:parent-style-name="Standard">
      <style:text-properties fo:color="#000000" style:font-name="Times New Roman" fo:font-size="22pt" fo:letter-spacing="0.141cm" fo:font-weight="bold" style:font-size-asian="22pt" style:font-weight-asian="bold" style:font-name-complex="Times New Roman" style:font-size-complex="22pt" style:font-weight-complex="bold"/>
    </style:style>
    <style:style style:name="P13" style:family="paragraph" style:parent-style-name="Standard">
      <style:paragraph-properties fo:text-align="justify" style:justify-single-word="false"/>
      <style:text-properties style:font-name="Times New Roman1" fo:font-size="12pt" officeooo:paragraph-rsid="001524bc" style:font-size-asian="12pt" style:font-size-complex="12pt"/>
    </style:style>
    <style:style style:name="P14" style:family="paragraph" style:parent-style-name="Standard">
      <style:paragraph-properties fo:text-align="justify" style:justify-single-word="false"/>
      <style:text-properties style:font-name="Times New Roman1" fo:font-size="12pt" fo:font-weight="normal" officeooo:rsid="001524bc" officeooo:paragraph-rsid="001524bc" style:font-size-asian="12pt" style:font-weight-asian="normal" style:font-name-complex="Times New Roman" style:font-size-complex="12pt" style:font-weight-complex="normal"/>
    </style:style>
    <style:style style:name="P15" style:family="paragraph" style:parent-style-name="Standard">
      <style:paragraph-properties fo:text-align="justify" style:justify-single-word="false"/>
      <style:text-properties style:font-name="Times New Roman1" fo:font-size="12pt" fo:font-weight="normal" officeooo:rsid="001524bc" officeooo:paragraph-rsid="00170b0a" style:font-size-asian="12pt" style:font-weight-asian="normal" style:font-name-complex="Times New Roman" style:font-size-complex="12pt" style:font-weight-complex="normal"/>
    </style:style>
    <style:style style:name="P16" style:family="paragraph" style:parent-style-name="Standard">
      <style:paragraph-properties fo:margin-left="-0.25cm" fo:margin-right="0.737cm" fo:text-indent="0cm" style:auto-text-indent="false"/>
      <style:text-properties fo:language="none" fo:country="none" style:language-asian="none" style:country-asian="none"/>
    </style:style>
    <style:style style:name="P17" style:family="paragraph" style:parent-style-name="Standard">
      <style:paragraph-properties fo:margin-left="0cm" fo:margin-right="0.034cm" fo:margin-top="0cm" fo:margin-bottom="0cm" loext:contextual-spacing="false" fo:text-align="center" style:justify-single-word="false" fo:text-indent="0cm" style:auto-text-indent="false" style:text-autospace="none"/>
      <style:text-properties fo:color="#000000" style:font-name="Times-Bold" fo:font-size="19pt" fo:letter-spacing="0.035cm" fo:font-weight="bold" style:font-size-asian="19pt" style:font-weight-asian="bold" style:font-name-complex="Times-Bold" style:font-size-complex="17pt" style:font-weight-complex="bold" style:text-scale="80%"/>
    </style:style>
    <style:style style:name="P18" style:family="paragraph" style:parent-style-name="Standard">
      <style:paragraph-properties fo:margin-left="0cm" fo:margin-right="0.034cm" fo:margin-top="0cm" fo:margin-bottom="0cm" loext:contextual-spacing="false" fo:line-height="100%" fo:text-align="center" style:justify-single-word="false" fo:text-indent="0cm" style:auto-text-indent="false" style:text-autospace="none"/>
      <style:text-properties fo:color="#000000" style:font-name="Times New Roman" fo:font-size="22pt" fo:letter-spacing="0.071cm" fo:font-weight="bold" officeooo:rsid="00150660" officeooo:paragraph-rsid="00150660" style:font-size-asian="22pt" style:font-weight-asian="bold" style:font-name-complex="Times New Roman" style:font-size-complex="22pt" style:font-weight-complex="bold"/>
    </style:style>
    <style:style style:name="P19" style:family="paragraph" style:parent-style-name="Standard">
      <style:paragraph-properties fo:margin-top="0cm" fo:margin-bottom="0cm" loext:contextual-spacing="false" fo:text-align="center" style:justify-single-word="false"/>
      <style:text-properties style:font-name="Times New Roman" fo:font-size="12pt" fo:font-weight="bold" style:font-size-asian="12pt" style:font-weight-asian="bold" style:font-name-complex="Times New Roman"/>
    </style:style>
    <style:style style:name="P20" style:family="paragraph" style:parent-style-name="Standard">
      <style:paragraph-properties fo:margin-top="0cm" fo:margin-bottom="0cm" loext:contextual-spacing="false" fo:text-align="start" style:justify-single-word="false"/>
      <style:text-properties style:font-name="Times New Roman" fo:font-size="12pt" fo:font-weight="bold" style:font-size-asian="12pt" style:font-weight-asian="bold" style:font-name-complex="Times New Roman"/>
    </style:style>
    <style:style style:name="P21" style:family="paragraph" style:parent-style-name="Standard">
      <style:paragraph-properties fo:margin-top="0cm" fo:margin-bottom="0cm" loext:contextual-spacing="false" fo:text-align="center" style:justify-single-word="false"/>
      <style:text-properties officeooo:rsid="00150660" officeooo:paragraph-rsid="00150660"/>
    </style:style>
    <style:style style:name="P22" style:family="paragraph" style:parent-style-name="Standard">
      <style:paragraph-properties fo:margin-left="8.752cm" fo:margin-right="1.034cm" fo:margin-top="0cm" fo:margin-bottom="0cm" loext:contextual-spacing="false" fo:line-height="100%" fo:text-align="justify" style:justify-single-word="false" fo:text-indent="0cm" style:auto-text-indent="false"/>
      <style:text-properties style:use-window-font-color="true" style:font-name="Times New Roman" fo:font-size="12pt" fo:font-weight="normal" officeooo:paragraph-rsid="00172a23" style:font-size-asian="12pt" style:font-weight-asian="normal" style:font-name-complex="Times New Roman" style:font-size-complex="12pt" style:font-weight-complex="normal"/>
    </style:style>
    <style:style style:name="P23" style:family="paragraph" style:parent-style-name="Cabeçalho_20_do_20_Sumário">
      <style:paragraph-properties fo:text-align="center" style:justify-single-word="false"/>
      <style:text-properties fo:color="#000000" style:font-name="Times New Roman" style:font-name-complex="Times New Roman"/>
    </style:style>
    <style:style style:name="P24" style:family="paragraph" style:parent-style-name="Cabeçalho_20_do_20_Sumário">
      <style:paragraph-properties fo:text-align="center" style:justify-single-word="false"/>
      <style:text-properties fo:color="#000000" style:font-name="Times New Roman" fo:language="none" fo:country="none" style:language-asian="none" style:country-asian="none" style:font-name-complex="Times New Roman"/>
    </style:style>
    <style:style style:name="P25" style:family="paragraph" style:parent-style-name="Cabeçalho_20_do_20_Sumário">
      <style:paragraph-properties fo:text-align="center" style:justify-single-word="false"/>
      <style:text-properties fo:color="#000000" style:font-name="Times New Roman" fo:font-size="12pt" style:font-size-asian="12pt" style:font-name-complex="Times New Roman"/>
    </style:style>
    <style:style style:name="P26" style:family="paragraph" style:parent-style-name="Cabeçalho_20_do_20_Sumário">
      <style:paragraph-properties fo:margin-left="8.752cm" fo:margin-right="1.034cm" fo:margin-top="0cm" fo:margin-bottom="0cm" loext:contextual-spacing="false" fo:line-height="100%" fo:text-align="justify" style:justify-single-word="false" fo:text-indent="0cm" style:auto-text-indent="false"/>
      <style:text-properties fo:color="#000000" style:font-name="Times New Roman" fo:font-size="12pt" style:font-size-asian="12pt" style:font-name-complex="Times New Roman" style:font-size-complex="12pt"/>
    </style:style>
    <style:style style:name="P27" style:family="paragraph" style:parent-style-name="Cabeçalho_20_do_20_Sumário">
      <style:paragraph-properties fo:margin-left="8.752cm" fo:margin-right="1.034cm" fo:margin-top="0cm" fo:margin-bottom="0cm" loext:contextual-spacing="false" fo:line-height="100%" fo:text-align="justify" style:justify-single-word="false" fo:text-indent="0cm" style:auto-text-indent="false"/>
      <style:text-properties style:font-name="Times New Roman" fo:font-size="12pt" officeooo:paragraph-rsid="00172a23" style:font-size-asian="12pt" style:font-name-complex="Times New Roman" style:font-size-complex="12pt"/>
    </style:style>
    <style:style style:name="P28" style:family="paragraph" style:parent-style-name="Cabeçalho_20_do_20_Sumário">
      <style:paragraph-properties fo:margin-left="8.752cm" fo:margin-right="1.034cm" fo:margin-top="0cm" fo:margin-bottom="0cm" loext:contextual-spacing="false" fo:line-height="100%" fo:text-align="justify" style:justify-single-word="false" fo:text-indent="0cm" style:auto-text-indent="false"/>
      <style:text-properties style:use-window-font-color="true" style:font-name="Times New Roman" fo:font-size="12pt" fo:font-weight="normal" officeooo:paragraph-rsid="00172a23" style:font-size-asian="12pt" style:font-weight-asian="normal" style:font-name-complex="Times New Roman" style:font-size-complex="12pt" style:font-weight-complex="normal"/>
    </style:style>
    <style:style style:name="P29" style:family="paragraph" style:parent-style-name="Cabeçalho_20_do_20_Sumário">
      <style:paragraph-properties fo:margin-left="8.752cm" fo:margin-right="0cm" fo:margin-top="0cm" fo:margin-bottom="0cm" loext:contextual-spacing="false" fo:text-align="justify" style:justify-single-word="false" fo:text-indent="0cm" style:auto-text-indent="false"/>
      <style:text-properties officeooo:paragraph-rsid="00172a23"/>
    </style:style>
    <style:style style:name="P30" style:family="paragraph" style:parent-style-name="Cabeçalho_20_do_20_Sumário" style:master-page-name="Standard">
      <style:paragraph-properties fo:text-align="center" style:justify-single-word="false" style:page-number="auto"/>
      <style:text-properties fo:color="#000000" style:font-name="Times New Roman" style:font-name-complex="Times New Roman"/>
    </style:style>
    <style:style style:name="T1" style:family="text">
      <style:text-properties fo:font-weight="bold"/>
    </style:style>
    <style:style style:name="T2" style:family="text">
      <style:text-properties fo:font-weight="bold" officeooo:rsid="001524bc" style:font-weight-asian="bold" style:font-name-complex="Times New Roman" style:font-weight-complex="bold"/>
    </style:style>
    <style:style style:name="T3" style:family="text">
      <style:text-properties style:font-name="Times New Roman" fo:font-size="12pt" fo:font-weight="bold" style:font-size-asian="12pt" style:font-weight-asian="bold" style:font-name-complex="Times New Roman"/>
    </style:style>
    <style:style style:name="T4" style:family="text">
      <style:text-properties style:font-name="Times New Roman" fo:font-size="14pt" fo:font-weight="bold" style:font-size-asian="12.25pt" style:font-weight-asian="bold" style:font-size-complex="14pt"/>
    </style:style>
    <style:style style:name="T5" style:family="text">
      <style:text-properties style:font-name="Times New Roman" fo:font-size="14pt" fo:font-weight="bold" officeooo:rsid="00170b0a" style:font-size-asian="12.25pt" style:font-weight-asian="bold" style:font-size-complex="14pt"/>
    </style:style>
    <style:style style:name="T6" style:family="text">
      <style:text-properties fo:color="#000000"/>
    </style:style>
    <style:style style:name="T7" style:family="text">
      <style:text-properties fo:color="#000000" style:font-name="Times New Roman" fo:font-size="12pt" style:font-size-asian="12pt" style:font-name-complex="Times New Roman"/>
    </style:style>
    <style:style style:name="T8" style:family="text">
      <style:text-properties fo:color="#000000" style:font-name="Times New Roman" fo:font-size="12pt" fo:font-weight="normal" officeooo:rsid="00150660" style:font-size-asian="12pt" style:font-weight-asian="normal" style:font-name-complex="Times New Roman"/>
    </style:style>
    <style:style style:name="T9" style:family="text">
      <style:text-properties fo:color="#000000" style:font-name="Times New Roman" fo:font-size="12pt" fo:font-weight="normal" officeooo:rsid="00172a23" style:font-size-asian="12pt" style:font-weight-asian="normal" style:font-name-complex="Times New Roman"/>
    </style:style>
    <style:style style:name="T10" style:family="text">
      <style:text-properties fo:font-weight="normal" officeooo:rsid="001524bc" style:font-weight-asian="normal" style:font-name-complex="Times New Roman" style:font-weight-complex="normal"/>
    </style:style>
    <style:style style:name="T11" style:family="text">
      <style:text-properties officeooo:rsid="00150660"/>
    </style:style>
    <style:style style:name="T12" style:family="text">
      <style:text-properties fo:font-size="14pt" fo:font-weight="bold" style:font-size-asian="12.25pt" style:font-weight-asian="bold" style:font-size-complex="14pt"/>
    </style:style>
    <style:style style:name="T13" style:family="text">
      <style:text-properties officeooo:rsid="00172a2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4"><draw:frame draw:style-name="fr1" draw:name="Quadro1" text:anchor-type="char" svg:x="-2.805cm" svg:y="-3.219cm" svg:width="20.003cm" svg:height="2.858cm" draw:z-index="0"><draw:text-box><text:p text:style-name="P16"><draw:frame draw:style-name="fr2" draw:name="Imagem 1" text:anchor-type="as-char" svg:width="18.743cm" svg:height="2.006cm" draw:z-index="1"><draw:image xlink:href="Pictures/100000000000089B000000ECE64EA2647DF543B4.jpg" xlink:type="simple" xlink:show="embed" xlink:actuate="onLoad" loext:mime-type="image/jpeg"/></draw:frame></text:p></draw:text-box></draw:frame></text:p>
      <text:p text:style-name="P23"/>
      <text:p text:style-name="P23"/>
      <text:p text:style-name="P23"/>
      <text:p text:style-name="P23"/>
      <text:p text:style-name="P17"/>
      <text:p text:style-name="P18">Pesquisa Arquitetura Computacional</text:p>
      <text:p text:style-name="P12"/>
      <text:p text:style-name="P23"/>
      <text:p text:style-name="P26"/>
      <text:p text:style-name="P11"/>
      <text:p text:style-name="P27"><text:span text:style-name="T6">Elaboração:</text:span></text:p>
      <text:p text:style-name="P28"><text:span text:style-name="T11">Marcelo Campanelli</text:span></text:p>
      <text:p text:style-name="P22"/>
      <text:p text:style-name="P29"><text:span text:style-name="T7">Orientação:</text:span></text:p>
      <text:p text:style-name="P29"><text:span text:style-name="T7"><text:s/></text:span><text:span text:style-name="T8">James Cla</text:span><text:span text:style-name="T9">u</text:span><text:span text:style-name="T8">ton</text:span></text:p>
      <text:p text:style-name="P25"/>
      <text:p text:style-name="P23"/>
      <text:p text:style-name="P10"/>
      <text:p text:style-name="Standard"/>
      <text:p text:style-name="P19">Araçatuba</text:p>
      <text:p text:style-name="P21"><text:span text:style-name="T3">2020</text:span></text:p>
      <text:p text:style-name="P19"/>
      <text:p text:style-name="P19"/>
      <text:p text:style-name="P19"/>
      <text:p text:style-name="P19"><text:soft-page-break/></text:p>
      <text:p text:style-name="P19"/>
      <text:p text:style-name="P19"/>
      <text:p text:style-name="P20"><text:span text:style-name="T11">1. </text:span>Pipiline<text:line-break/><text:span text:style-name="T11">2. </text:span>Microprogramação<text:line-break/><text:span text:style-name="T11">3. </text:span>Superescalar</text:p>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8"><text:span text:style-name="T11"><text:tab/>1. </text:span>Pipiline</text:p>
      <text:p text:style-name="P2">Basicamente o pipeline é várias instruções sendo realizadas de forma simultânea, embora em estágios diferentes. Ou seja, o processamento é feito através de fases, tonando-se assim mais otimizado e rápido.</text:p>
      <text:p text:style-name="P3">Sabemos que os processadores trabalham de uma forma em que executa as instruções em forma sequencial. Dentro do pipeline essas instruções são pegas como se fosse parte de uma “linha de montagem” aonde se tem vários estágios, e cada estágio tem os seus processamentos dentro do estágio. Assim temos um estágio sendo trabalhado e outra sendo carregada.</text:p>
      <text:p text:style-name="P3"><text:tab/><text:span text:style-name="T12">2. Microprogramação</text:span></text:p>
      <text:p text:style-name="P3">É um método alternativo para gerar os sinais de controle de maneira sistemática e ordenada. É programar de forma estratégica a unidade de controle de um processador a nível de operações. Uma memória de controle armazena sequências de códigos binários que disparam apropriadamente os sinais de controle que executam determinadas micro operações.</text:p>
      <text:p text:style-name="P13"><text:span text:style-name="T2">Micro</text:span><text:span text:style-name="T10"> </text:span><text:span text:style-name="T2">operação</text:span><text:span text:style-name="T10">: </text:span><text:s/>é a <text:span text:style-name="T1">operação</text:span> atômica (indivisível) realizada pela Unidade de Controle para a execução de cada estágio</text:p>
      <text:p text:style-name="P14"/>
      <text:p text:style-name="P15"><text:span text:style-name="T5"><text:tab/>3</text:span><text:span text:style-name="T4">. </text:span><text:span text:style-name="T5">Superescalar</text:span></text:p>
      <text:p text:style-name="P4">Oque é? Várias instruções podem ser iniciadas simultaneamente e executadas independentemente. Superescalar incluem todas as características do pipeline como citado logo a cima. Além disso, elas podem ter várias instruções executando simultaneamente no mesmo estágio de pipeline. Este modo tem a capacidade de iniciar múltiplas instruções no mesmo ciclo de clock. As arquiteturas superescalares permitem que várias instruções sejam despachadas e terminadas por ciclo de relógio. Está arquitetura consiste de um número de pipelines que estão trabalhando em paralelo. Dependendo do número e tipo das unidades paralelas disponíveis, um certo número de instruções pode ser executado em paralelo.</text:p>
      <text:p text:style-name="P4">Em processadores que utilizam a arquitetura superescalares, as instruções devem ser despachadas tanto quanto possível em paralelo. As arquiteturas superescalares exploram o potencial de paralelismo em nível de instrução presente no programa. Uma característica importante das arquiteturas superescalares modernas é o escalonamento dinâmico das instruções.</text:p>
      <text:p text:style-name="P5"><text:soft-page-break/>A capacidade de um processador superescalar executar as instruções em paralelo é determinado por:</text:p>
      <text:list xml:id="list3146723467" text:style-name="L1">
        <text:list-item>
          <text:p text:style-name="P6">O número e a natureza dos pipelines</text:p>
        </text:list-item>
        <text:list-item>
          <text:p text:style-name="P6">O mecanismo que o processador utiliza para identificar as instruções independentes</text:p>
        </text:list-item>
      </text:list>
      <text:p text:style-name="P5">As políticas utilizadas para a execução de instruções são caracterizadas pelos dois fatores a seguir.</text:p>
      <text:list xml:id="list1358600101" text:style-name="L2">
        <text:list-item>
          <text:p text:style-name="P7">A ordem na qual as instruções são despachadas para execução</text:p>
        </text:list-item>
        <text:list-item>
          <text:p text:style-name="P7">A ordem na qual as instruções são completadas</text:p>
        </text:list-item>
      </text:list>
      <text:p text:style-name="P3"/>
      <text:p text:style-name="P3"/>
      <text:p text:style-name="P3">Fontes:</text:p>
      <text:p text:style-name="P3">https://sites.google.com/site/unipliarquitetdecomputadores/aulas/aula-7---arquitetura-pipeline</text:p>
      <text:p text:style-name="P3">http://www.dca.fee.unicamp.br/~leopini/DISCIPLINAS/EA869/2018-1/g1-microprogramacao.pdf</text:p>
      <text:p text:style-name="P3">http://www.hamer.com.br/arq/conceitos.htm</text:p>
      <text:p text:style-name="P2">https://gustavoschroeder.wordpress.com/2018/01/23/arquiteturas-superescalares/</text:p>
      <text:p text:style-name="P2"/>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Times-Bold" svg:font-family="Times-Bold"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Cabeçalho_20_do_20_Sumário" style:display-name="Cabeçalho do Sumário" style:family="paragraph" style:parent-style-name="Heading_20_1" style:next-style-name="Standard" style:default-outline-level="" style:list-style-name="">
      <style:paragraph-properties fo:text-align="start" style:justify-single-word="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Fonte_20_parág._20_padrão" style:display-name="Fonte parág. padrão" style:family="text"/>
    <style:style style:name="Título_20_1_20_Char" style:display-name="Título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exto_20_de_20_balão_20_Char" style:display-name="Texto de balão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inicação</meta:initial-creator>
    <meta:creation-date>2013-04-02T11:43:00</meta:creation-date>
    <dc:date>2020-05-23T17:34:24.603494422</dc:date>
    <meta:editing-cycles>3</meta:editing-cycles>
    <meta:editing-duration>PT4M28S</meta:editing-duration>
    <meta:document-statistic meta:table-count="0" meta:image-count="1" meta:object-count="0" meta:page-count="4" meta:paragraph-count="29" meta:word-count="398" meta:character-count="2987" meta:non-whitespace-character-count="2617"/>
    <meta:generator>LibreOffice/6.0.7.3$Linux_X86_64 LibreOffice_project/00m0$Build-3</meta:generator>
  </office:meta>
</office:document-meta>
</file>